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700000330698A81BE692F2AE6.png" manifest:media-type="image/png"/>
  <manifest:file-entry manifest:full-path="Pictures/10000001000005A200000278CF57BFA431736B56.png" manifest:media-type="image/png"/>
  <manifest:file-entry manifest:full-path="Pictures/10000001000005A200000278DB73AFE6F2969785.png" manifest:media-type="image/png"/>
  <manifest:file-entry manifest:full-path="Pictures/10000001000005A200000278E1220BB31C1C461B.png" manifest:media-type="image/png"/>
  <manifest:file-entry manifest:full-path="Pictures/10000001000005A200000278C4AE374FFBE081DF.png" manifest:media-type="image/png"/>
  <manifest:file-entry manifest:full-path="Pictures/10000001000004950000025C6ABFF6CEE6A1F9C9.png" manifest:media-type="image/png"/>
  <manifest:file-entry manifest:full-path="Pictures/10000001000004950000025C4B53640595BC0CA2.png" manifest:media-type="image/png"/>
  <manifest:file-entry manifest:full-path="Pictures/100000010000047C0000023335F04BBF843F1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UROS with ROS2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4.076cm" svg:height="11.806cm" svg:x="1.324cm" svg:y="2.972cm">
          <draw:image xlink:href="Pictures/100000010000047C0000023335F04BBF843F15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4.416cm" svg:x="0.054cm" svg:y="0.705cm">
          <draw:image xlink:href="Pictures/10000001000004950000025C4B53640595BC0C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4.416cm" svg:x="0.054cm" svg:y="0.705cm">
          <draw:image xlink:href="Pictures/10000001000004950000025C6ABFF6CEE6A1F9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2.271cm" svg:x="0.054cm" svg:y="1.777cm">
          <draw:image xlink:href="Pictures/10000001000005A200000278C4AE374FFBE081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2.271cm" svg:x="0.054cm" svg:y="1.777cm">
          <draw:image xlink:href="Pictures/10000001000005A200000278E1220BB31C1C46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2.271cm" svg:x="0.054cm" svg:y="1.777cm">
          <draw:image xlink:href="Pictures/10000001000005A200000278DB73AFE6F29697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2.271cm" svg:x="0.054cm" svg:y="1.777cm">
          <draw:image xlink:href="Pictures/10000001000005A200000278CF57BFA431736B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5.119cm" svg:x="0.054cm" svg:y="0.353cm">
          <draw:image xlink:href="Pictures/10000001000005E700000330698A81BE692F2A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5T21:53:05.615443550</meta:creation-date>
    <dc:date>2023-11-16T01:15:28.269971363</dc:date>
    <meta:editing-duration>PT48M21S</meta:editing-duration>
    <meta:editing-cycles>2</meta:editing-cycles>
    <meta:generator>LibreOffice/7.3.7.2$Linux_X86_64 LibreOffice_project/30$Build-2</meta:generator>
    <meta:document-statistic meta:object-count="81"/>
  </office:meta>
</office:document-meta>
</file>